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821f" officeooo:paragraph-rsid="000382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wdawd&lt;zxs&lt;xswdaw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7T13:36:15.007000000</dc:date>
    <meta:editing-duration>PT6S</meta:editing-duration>
    <meta:editing-cycles>1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" meta:word-count="1" meta:character-count="19" meta:non-whitespace-character-count="19"/>
  </office:meta>
</office:document-meta>
</file>